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5">
      <style:text-properties fo:language="cs" fo:country="CZ"/>
    </style:style>
    <style:style style:name="P2" style:family="paragraph" style:parent-style-name="Heading_20_2">
      <style:text-properties fo:language="cs" fo:country="CZ"/>
    </style:style>
    <style:style style:name="P3" style:family="paragraph" style:parent-style-name="Heading_20_1">
      <style:text-properties fo:language="cs" fo:country="CZ"/>
    </style:style>
    <style:style style:name="P4" style:family="paragraph" style:parent-style-name="Text_20_body" style:list-style-name="L1">
      <style:text-properties fo:language="cs" fo:country="CZ"/>
    </style:style>
    <style:style style:name="P5" style:family="paragraph" style:parent-style-name="Text_20_body" style:list-style-name="L2">
      <style:text-properties fo:language="cs" fo:country="CZ"/>
    </style:style>
    <style:style style:name="P6" style:family="paragraph" style:parent-style-name="Text_20_body" style:list-style-name="L3">
      <style:text-properties fo:language="cs" fo:country="CZ"/>
    </style:style>
    <style:style style:name="P7" style:family="paragraph" style:parent-style-name="Text_20_body" style:list-style-name="L4">
      <style:text-properties fo:language="cs" fo:country="CZ"/>
    </style:style>
    <style:style style:name="P8" style:family="paragraph" style:parent-style-name="Text_20_body" style:list-style-name="L5">
      <style:text-properties fo:language="cs" fo:country="CZ"/>
    </style:style>
    <style:style style:name="P9" style:family="paragraph" style:parent-style-name="Text_20_body" style:list-style-name="L6">
      <style:text-properties fo:language="cs" fo:country="CZ"/>
    </style:style>
    <style:style style:name="P10" style:family="paragraph" style:parent-style-name="Text_20_body" style:list-style-name="L7">
      <style:text-properties fo:language="cs" fo:country="CZ"/>
    </style:style>
    <style:style style:name="P11" style:family="paragraph" style:parent-style-name="Text_20_body" style:list-style-name="L8">
      <style:text-properties fo:language="cs" fo:country="CZ"/>
    </style:style>
    <style:style style:name="P12" style:family="paragraph" style:parent-style-name="Text_20_body" style:list-style-name="L9">
      <style:text-properties fo:language="cs" fo:country="CZ"/>
    </style:style>
    <style:style style:name="P13" style:family="paragraph" style:parent-style-name="Text_20_body" style:list-style-name="L10">
      <style:text-properties fo:language="cs" fo:country="CZ"/>
    </style:style>
    <style:style style:name="P14" style:family="paragraph" style:parent-style-name="Text_20_body" style:list-style-name="L11">
      <style:text-properties fo:language="cs" fo:country="CZ"/>
    </style:style>
    <style:style style:name="P15" style:family="paragraph" style:parent-style-name="Text_20_body" style:list-style-name="L12">
      <style:text-properties fo:language="cs" fo:country="CZ"/>
    </style:style>
    <style:style style:name="P16" style:family="paragraph" style:parent-style-name="Text_20_body" style:list-style-name="L13">
      <style:text-properties fo:language="cs" fo:country="CZ"/>
    </style:style>
    <style:style style:name="P17" style:family="paragraph" style:parent-style-name="Text_20_body" style:list-style-name="L3"/>
    <style:style style:name="P18" style:family="paragraph" style:parent-style-name="Text_20_body" style:list-style-name="L4">
      <style:text-properties fo:language="en" fo:country="US"/>
    </style:style>
    <style:style style:name="P19" style:family="paragraph" style:parent-style-name="Text_20_body" style:list-style-name="L11"/>
    <style:style style:name="T1" style:family="text">
      <style:text-properties fo:language="cs" fo:country="CZ"/>
    </style:style>
    <style:style style:name="T2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TODO</text:h>
      <text:list xml:id="list5313440828622878061" text:style-name="L1">
        <text:list-item>
          <text:p text:style-name="P4">projdi si: GeoSPARQL a podporující RDF Stores (že bych nemusel skladovat data o geometrii útvarů v PostgreSQL, ale pžímo ve Virtuosu)</text:p>
        </text:list-item>
        <text:list-item>
          <text:p text:style-name="P4">DataLift: konvertor dat různých formátů na Linked Data (např. GML a SHP)</text:p>
        </text:list-item>
        <text:list-item>
          <text:p text:style-name="P4">UML:</text:p>
          <text:list>
            <text:list-item>
              <text:p text:style-name="P4">nástroje na generování RDFS z UML</text:p>
            </text:list-item>
            <text:list-item>
              <text:p text:style-name="P4">XMI, tagged values a jejich uložení v XMI a možnost extrakce pomocí XSLT</text:p>
            </text:list-item>
            <text:list-item>
              <text:p text:style-name="P4">Enterprise Architect: podpora a práce s tagged values</text:p>
            </text:list-item>
          </text:list>
        </text:list-item>
      </text:list>
      <text:h text:style-name="P3" text:outline-level="1">Přehled práce</text:h>
      <text:list xml:id="list4928314534507441694" text:style-name="L2">
        <text:list-item>
          <text:p text:style-name="P5">přehled práce:</text:p>
          <text:list>
            <text:list-item>
              <text:p text:style-name="P5">co je uděláno a jak:</text:p>
              <text:list>
                <text:list-item>
                  <text:p text:style-name="P5">přečti a opoznámkuj práci</text:p>
                  <text:list>
                    <text:list-item>
                      <text:p text:style-name="P5">nedostatky</text:p>
                    </text:list-item>
                    <text:list-item>
                      <text:p text:style-name="P5">nedodělky</text:p>
                    </text:list-item>
                    <text:list-item>
                      <text:p text:style-name="P5">návrhy na zlepšení</text:p>
                    </text:list-item>
                    <text:list-item>
                      <text:p text:style-name="P5">návrhy ke struktuře práce</text:p>
                    </text:list-item>
                  </text:list>
                </text:list-item>
                <text:list-item>
                  <text:p text:style-name="P5">shrň, co je a co není uděláno (nejlépe obrázkem, abych měl celou práci před očima a mohl o ní snadněji napsat text)</text:p>
                </text:list-item>
              </text:list>
            </text:list-item>
            <text:list-item>
              <text:p text:style-name="P5">cíle:</text:p>
              <text:list>
                <text:list-item>
                  <text:p text:style-name="P5">logicky zkonsolidovat práci a vytvořit si globální přehled o ní: pomocí obrázků a poznámek a diagramů</text:p>
                </text:list-item>
                <text:list-item>
                  <text:p text:style-name="P5">fyzicky práci konsolidovat a vytvořit si o ní globální přehled: shromáždit veškeré materiály (vyprodukované nebo vstupní) na jedno místo a nějak je roztřídit: nejlépe do jednoho adresáře, který je buď celý, nebo po částech, verzován</text:p>
                </text:list-item>
              </text:list>
            </text:list-item>
          </text:list>
        </text:list-item>
      </text:list>
      <text:h text:style-name="P3" text:outline-level="1">Poznámky k práci</text:h>
      <text:list xml:id="list7240089014642671223" text:style-name="L3">
        <text:list-item>
          <text:p text:style-name="P6">zbytečně podrobná:</text:p>
          <text:list>
            <text:list-item>
              <text:p text:style-name="P6">např.</text:p>
              <text:list>
                <text:list-item>
                  <text:p text:style-name="P6">popis existujících prací</text:p>
                </text:list-item>
                <text:list-item>
                  <text:p text:style-name="P6">popis zdrojů dat o kriminalitě</text:p>
                </text:list-item>
                <text:list-item>
                  <text:p text:style-name="P6">technická dokumentace (Aplikace): přesunout do příloh</text:p>
                </text:list-item>
                <text:list-item>
                  <text:p text:style-name="P6">příliš mnoho křížových odkazů (ne vždy je nutné se odkazovat na kapitoly a jejich podkapitoly, občas stačí jen prostým názvem)</text:p>
                </text:list-item>
              </text:list>
            </text:list-item>
          </text:list>
        </text:list-item>
        <text:list-item>
          <text:p text:style-name="P6">nedostatečně podrobná:</text:p>
          <text:list>
            <text:list-item>
              <text:p text:style-name="P17"><text:span text:style-name="T1">ontologie (pěkně shora dolů se zvyšující se úrovní detailu, na začátku kapitoly vymezení a nejlépe diagramy o tom, o čem je kapitola </text:span><text:span text:style-name="T2">=&gt; ab</text:span><text:span text:style-name="T1">y se relativní laik mohl rozhodnout, </text:span><text:soft-page-break/><text:span text:style-name="T1">jestli chce číst kapitolu hlouběji, nebo mu stačí její přehled)</text:span></text:p>
            </text:list-item>
          </text:list>
        </text:list-item>
        <text:list-item>
          <text:p text:style-name="P6">přílohy:</text:p>
          <text:list>
            <text:list-item>
              <text:p text:style-name="P6">Aplikace: programátorská dokumentace, uživatelská dokumentace (nebo linky na web?), deployment (stažení, instalace, konfigurace, update), testování (uživatelské, programátorské)</text:p>
            </text:list-item>
            <text:list-item>
              <text:p text:style-name="P6">Ontologie: index tříd, properties a číselníků (co dát na web?): viz práce o datasetu publikací UK (napoví, jak podrobně dokumentovat ontologii; TODO naplánovat termín návštěvy knihovny)</text:p>
            </text:list-item>
            <text:list-item>
              <text:p text:style-name="P6">Extrakce dat:</text:p>
              <text:list>
                <text:list-item>
                  <text:p text:style-name="P17"><text:span text:style-name="T1">podrobné popisy extrakce: vývojáky?, názvy použitých extrakčních skriptů (nutno </text:span><text:span text:style-name="T1">přiložit)</text:span></text:p>
                </text:list-item>
                <text:list-item>
                  <text:p text:style-name="P6">ukázky mapping file (extrakce verzovaných trestných činů a útvarů) a extrakčních skriptů (doplňování verzování pro obce a útvary)</text:p>
                </text:list-item>
              </text:list>
            </text:list-item>
            <text:list-item>
              <text:p text:style-name="P6">Zdrojová data:</text:p>
              <text:list>
                <text:list-item>
                  <text:p text:style-name="P6">ukázky policejních sestav a dat obcí, ČSÚ atd.</text:p>
                </text:list-item>
                <text:list-item>
                  <text:p text:style-name="P6">ukázky dat RÚIAN</text:p>
                </text:list-item>
                <text:list-item>
                  <text:p text:style-name="P6">ukázky shapefile</text:p>
                </text:list-item>
                <text:list-item>
                  <text:p text:style-name="P6">ESSK: ukázky dokumentů číselníků (lze online), tabulky se strukturou tabulek databáze ESSK</text:p>
                </text:list-item>
              </text:list>
            </text:list-item>
            <text:list-item>
              <text:p text:style-name="P6">Podrobné výsledky rešerše zdrojů dat</text:p>
            </text:list-item>
          </text:list>
        </text:list-item>
        <text:list-item>
          <text:p text:style-name="P6">slovník pojmů:</text:p>
          <text:list>
            <text:list-item>
              <text:p text:style-name="P6">např. ESSK, FTČ, FZP, TSK, ukončení pachatele</text:p>
            </text:list-item>
          </text:list>
        </text:list-item>
      </text:list>
      <text:h text:style-name="P2" text:outline-level="2">Osnova práce</text:h>
      <text:list xml:id="list120453872759494584" text:style-name="L4">
        <text:list-item>
          <text:p text:style-name="P7">Abstrakt:</text:p>
        </text:list-item>
        <text:list-item>
          <text:p text:style-name="P7">Úvod:</text:p>
          <text:list>
            <text:list-item>
              <text:p text:style-name="P7">kontext práce:</text:p>
              <text:list>
                <text:list-item>
                  <text:p text:style-name="P7">trestná činnost jako společenský ukazatel, sledování trestné činnosti může být nástrojem sociální a ekonomické politiky</text:p>
                </text:list-item>
                <text:list-item>
                  <text:p text:style-name="P7">autority sledující kriminalitu a publikující data</text:p>
                </text:list-item>
              </text:list>
            </text:list-item>
            <text:list-item>
              <text:p text:style-name="P7">nastolení problémů: nedostatky publikovaných dat, způsobů publikace</text:p>
            </text:list-item>
            <text:list-item>
              <text:p text:style-name="P7">vymezení cílů práce jako možného řešení problémů: veřejný RDF dataset, demo - aplikace</text:p>
            </text:list-item>
            <text:list-item>
              <text:p text:style-name="P7">cílové publikum (dataset, aplikace)</text:p>
            </text:list-item>
            <text:list-item>
              <text:p text:style-name="P7">přehled práce</text:p>
            </text:list-item>
          </text:list>
        </text:list-item>
        <text:list-item>
          <text:p text:style-name="P7">Analýza: přehled relevantních technologií (samostatná kapitola předcházející analýzu?)</text:p>
          <text:list>
            <text:list-item>
              <text:p text:style-name="P7">co? (technologie sémantického webu, prostorová data)</text:p>
            </text:list-item>
            <text:list-item>
              <text:p text:style-name="P7">jak podrobně?</text:p>
            </text:list-item>
            <text:list-item>
              <text:p text:style-name="P7"><text:soft-page-break/>využití v práci (asi až v jednotlivých částech analýzy, kde se zdůvodní, proč se používá právě daná technologie)</text:p>
            </text:list-item>
            <text:list-item>
              <text:p text:style-name="P7">oddělit popis základních technologií sémantického webu a technologií a SW pro práci s daty sémantického webu? (viz Matej Snoha)</text:p>
            </text:list-item>
          </text:list>
        </text:list-item>
        <text:list-item>
          <text:p text:style-name="P7">Analýza: požadavky:</text:p>
          <text:list>
            <text:list-item>
              <text:p text:style-name="P7">požadavky na řešení (návaznost na cíle práce<text:span text:style-name="T2"> </text:span>= detailně a strukturovaně rozpracované cíle práce)</text:p>
              <text:list>
                <text:list-item>
                  <text:p text:style-name="P7">kategorizace podle:</text:p>
                  <text:list>
                    <text:list-item>
                      <text:p text:style-name="P7">dataset, aplikace</text:p>
                    </text:list-item>
                    <text:list-item>
                      <text:p text:style-name="P7">funkcionální, nefunkcionální: ve zvláštních podkapitolách?</text:p>
                      <text:list>
                        <text:list-item>
                          <text:p text:style-name="P7">funkcionální: lze dělit podle use-cases</text:p>
                        </text:list-item>
                        <text:list-item>
                          <text:p text:style-name="P7">nefunkcionální: lze dělit např. na serverovou a klientskou část, API, dokumentaci (dokumentace aplikace v Javadoc, testovací formuláře), testování</text:p>
                        </text:list-item>
                      </text:list>
                    </text:list-item>
                    <text:list-item>
                      <text:p text:style-name="P7">priorita (musí být, může být, ...) (třeba obrázkem v pravé části stránky)</text:p>
                    </text:list-item>
                  </text:list>
                </text:list-item>
                <text:list-item>
                  <text:p text:style-name="P7">strukturované, očíslované (kvůli odkazování se na ně), prioritizované (určují prioritu pro implementaci a také slouží ke zhodnocení míry naplnění zadání)</text:p>
                  <text:list>
                    <text:list-item>
                      <text:p text:style-name="P7">(?) úplná verze požadavků možná do příloh, do této kapitoly stručnější verzi</text:p>
                    </text:list-item>
                    <text:list-item>
                      <text:p text:style-name="P7">číslování: asi rozdělím funkční a nefunkční požadavky a budou tedy sdílet stejná čísla. Jak je odlišit? Nějakým prefixem, nebo explicitním uvedením charakteru požadavku? Např. "funkční požadavek 1.3.2"</text:p>
                    </text:list-item>
                  </text:list>
                </text:list-item>
                <text:list-item>
                  <text:p text:style-name="P7">seznam nebo tabulka?</text:p>
                </text:list-item>
              </text:list>
            </text:list-item>
          </text:list>
        </text:list-item>
        <text:list-item>
          <text:p text:style-name="P7">Analýza: existující práce</text:p>
          <text:list>
            <text:list-item>
              <text:p text:style-name="P7">existující RDF datasety o kriminalitě (u nás asi ne, něco je v Británii): co za data obsahuje? jak velký časový úsek pokrývá? jak jsou podrobná? jak jsou úplná? jsou veřejně dostupná? jak moc jsou aktuální a jak často aktualizovaná? jak jsou přesná? (chybová?), special features (geo-lokalizovaná, fotky pachatelů nebo míst trestného činu atd.), na které datasety jsou propojeny</text:p>
              <text:list>
                <text:list-item>
                  <text:p text:style-name="P7">zhodnocení datasetů (přínosy, nedostatky)</text:p>
                </text:list-item>
              </text:list>
            </text:list-item>
            <text:list-item>
              <text:p text:style-name="P7">aplikace:</text:p>
              <text:list>
                <text:list-item>
                  <text:p text:style-name="P7">aplikace vizualizující data o kriminalitě</text:p>
                </text:list-item>
                <text:list-item>
                  <text:p text:style-name="P7">např. Mapa kriminality (jsou i další?)</text:p>
                </text:list-item>
                <text:list-item>
                  <text:p text:style-name="P7">zhodnocení aplikací (přínosy, nedostatky)</text:p>
                </text:list-item>
              </text:list>
            </text:list-item>
          </text:list>
        </text:list-item>
        <text:list-item>
          <text:p text:style-name="P7">Analýza: zdroje kriminálních dat</text:p>
          <text:list>
            <text:list-item>
              <text:p text:style-name="P7">osnova kapitoly: od krimi-dat ke geografickým datům; geografická data a obohacení krimi-dat až nad vybranými a skutečně použitými kriminálními daty</text:p>
            </text:list-item>
            <text:list-item>
              <text:p text:style-name="P7">výhody reprezentace pomocí LinkedData (SPARQL, Data Cube visualization, explorer tools)</text:p>
            </text:list-item>
            <text:list-item>
              <text:p text:style-name="P7">kritéria pro výběr zdrojů:</text:p>
              <text:list>
                <text:list-item>
                  <text:p text:style-name="P7"><text:soft-page-break/>úvod a motivace ke stanovení kritérií ("Data tady jsou...Co za data je k dispozici? Kdo je vydává? Jak se dají získat? Co obsahují? Dají se zpracovávat strojově?"): médium dat (elektronické, knižní; příklady: odkazy do literatury), poskytovatelé dat (Policie, ČSÚ, obce a města), dostupnost dat (veřejně dostupné, pro akademické účely, neveřejné)</text:p>
                </text:list-item>
                <text:list-item>
                  <text:p text:style-name="P7">vycházejí z konkrétních požadavků na Dataset (detailní, aktualizovaná, veřejně dostupná)</text:p>
                </text:list-item>
                <text:list-item>
                  <text:p text:style-name="P7">definuj sledované veličiny (veřejná dostupnost, aktuálnost, frekvence aktualizace, strojová zpracovatelnost (formát a subjektivní ohodnocení), agregovanost, územní a časová granularita a pokrytí, počet různých typů entit, počet různých entit, počet atributů (v podstatě statistiky jako pro RDF datasety pomocí DC Terms)</text:p>
                </text:list-item>
              </text:list>
            </text:list-item>
            <text:list-item>
              <text:p text:style-name="P7">přehled existujících zdrojů dat:</text:p>
              <text:list>
                <text:list-item>
                  <text:p text:style-name="P7">vymezení rešeršovaných dat: pouze elektronické zdroje</text:p>
                </text:list-item>
                <text:list-item>
                  <text:p text:style-name="P7">popis obsahu zdroje: stručně; podrobnější popis v přílohách</text:p>
                </text:list-item>
                <text:list-item>
                  <text:p text:style-name="P7">popsány jsou takto i použité zdroje dat, např. ESSK</text:p>
                </text:list-item>
              </text:list>
            </text:list-item>
            <text:list-item>
              <text:p text:style-name="P7">vyhodnocení dostupných zdrojů dat: ve srovnávací tabulce</text:p>
            </text:list-item>
          </text:list>
        </text:list-item>
        <text:list-item>
          <text:p text:style-name="P7">Analýza – geoprostorová data</text:p>
          <text:list>
            <text:list-item>
              <text:p text:style-name="P7">motivace: vyplývá z požadavků na Aplikaci (statistiky podle polohy)</text:p>
            </text:list-item>
            <text:list-item>
              <text:p text:style-name="P7">místa, kde by se dalo rozšířit (a kde to má, vzhledem k požadavkům, smysl): útvary</text:p>
            </text:list-item>
            <text:list-item>
              <text:p text:style-name="P7">jak rozšířit:</text:p>
              <text:list>
                <text:list-item>
                  <text:p text:style-name="P7">útvary: hranice útvaru nebo aspoň definiční bod</text:p>
                </text:list-item>
              </text:list>
            </text:list-item>
            <text:list-item>
              <text:p text:style-name="P7">zdroje geoprostorových dat:</text:p>
              <text:list>
                <text:list-item>
                  <text:p text:style-name="P7">shapefile: od koho (autorita), platnost (2013), aktuálnost a aktualizace, dostupnost, formát, obsah, zajímavá data, (možnost extrakce? TODO přesunout do analýzy extrakce dat?)</text:p>
                </text:list-item>
                <text:list-item>
                  <text:p text:style-name="P7">alternativní zdroje?</text:p>
                </text:list-item>
              </text:list>
            </text:list-item>
          </text:list>
        </text:list-item>
        <text:list-item>
          <text:p text:style-name="P7">TODO: namespaces: globální přehled všech použitých prefixů pro namespaces</text:p>
        </text:list-item>
        <text:list-item>
          <text:p text:style-name="P7">Datový model</text:p>
          <text:list>
            <text:list-item>
              <text:p text:style-name="P7">ontologie:</text:p>
              <text:list>
                <text:list-item>
                  <text:p text:style-name="P7">účel ontologie</text:p>
                </text:list-item>
                <text:list-item>
                  <text:p text:style-name="P7">diagramy:</text:p>
                  <text:list>
                    <text:list-item>
                      <text:p text:style-name="P7">uvádět jen u složitějších struktur (vazby mezi více třídami)</text:p>
                    </text:list-item>
                    <text:list-item>
                      <text:p text:style-name="P7">vhodný top-level diagram</text:p>
                    </text:list-item>
                  </text:list>
                </text:list-item>
                <text:list-item>
                  <text:p text:style-name="P7">popis třídy a atributů: účel, příklady, URI konvence</text:p>
                </text:list-item>
              </text:list>
            </text:list-item>
            <text:list-item>
              <text:p text:style-name="P7">datový model:</text:p>
              <text:list>
                <text:list-item>
                  <text:p text:style-name="P7">popsat, jak byla použita navržená ontologie i další ontologie pro návrh datového modelu</text:p>
                </text:list-item>
                <text:list-item>
                  <text:p text:style-name="P7">pro každou entitu tabulka s přehledem atributů (URI, význam, příklad hodnoty)</text:p>
                </text:list-item>
              </text:list>
            </text:list-item>
            <text:list-item>
              <text:p text:style-name="P7"><text:soft-page-break/>implementace:</text:p>
              <text:list>
                <text:list-item>
                  <text:p text:style-name="P7">ontologie:</text:p>
                  <text:list>
                    <text:list-item>
                      <text:p text:style-name="P7">možnosti modelování RDF: RDFS vs OWL (vhodnost použití RDFS místo OWL viz článek od Chrise Bizera Úvod do Linked Data)</text:p>
                    </text:list-item>
                    <text:list-item>
                      <text:p text:style-name="P7"><text:span text:style-name="T2">pou</text:span>žité ontologie: (popsané podrobněji v kapitole o technologiích; jak (ne)byly konkrétně použity a proč; konkrétní příklady použití)</text:p>
                      <text:list>
                        <text:list-item>
                          <text:p text:style-name="P7">modelování číselníků a klasifikací: SKOS</text:p>
                        </text:list-item>
                        <text:list-item>
                          <text:p text:style-name="P7">modelování statistických dat: RDF Data Cube, SDMX, SCOVO (obhájit nepoužití)</text:p>
                        </text:list-item>
                      </text:list>
                    </text:list-item>
                    <text:list-item>
                      <text:p text:style-name="P7">organizace částí ontologie: třídy, properties (pro zákony, útvary, státy), číselníky (definice, koncepty, linkování, sémantika)</text:p>
                    </text:list-item>
                    <text:list-item>
                      <text:p text:style-name="P7">extrakce dat číselníků: z HTML ručně do CSV, odsud Java utilitou do RDF</text:p>
                    </text:list-item>
                  </text:list>
                </text:list-item>
                <text:list-item>
                  <text:p text:style-name="P7">datový model:</text:p>
                  <text:list>
                    <text:list-item>
                      <text:p text:style-name="P7">použité ontologie: např. metainformace o datasetech (VOID, DC Terms), datové typy (XSD)</text:p>
                    </text:list-item>
                    <text:list-item>
                      <text:p text:style-name="P7">model je v UML, RDFS se generuje</text:p>
                      <text:list>
                        <text:list-item>
                          <text:p text:style-name="P7">přínosy:</text:p>
                          <text:list>
                            <text:list-item>
                              <text:p text:style-name="P7">udržování dokumentace (v UML) v souladu s RDF modelem</text:p>
                            </text:list-item>
                            <text:list-item>
                              <text:p text:style-name="P7">možnost generování mapping file pro extrakci z DB pomocí tagged values na elementech UML modelu (později při extrakci a aktualizaci dat)</text:p>
                            </text:list-item>
                          </text:list>
                        </text:list-item>
                        <text:list-item>
                          <text:p text:style-name="P7">nedostatky: některé konstrukty RDF v UML nejsou: (subproperties, nutno manuálně)</text:p>
                        </text:list-item>
                        <text:list-item>
                          <text:p text:style-name="P7">možnosti modelování v UML: jeden model modeluje entity, jejich atributy a vztahy, druhý modeluje RDF classes, properties a jejich vztahy (lze např. v EA)</text:p>
                        </text:list-item>
                        <text:list-item>
                          <text:p text:style-name="P7">nástroje: EA pro modelování, <text:span text:style-name="T2">uml2rdf </text:span>pro převod do RDF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Extrakce a aktualizace dat:</text:p>
          <text:list>
            <text:list-item>
              <text:p text:style-name="P7">co vše se extrahuje a aktualizuje: kriminální data, geoprostorová data útvarů, geoprostorová data obcí</text:p>
            </text:list-item>
            <text:list-item>
              <text:p text:style-name="P7">proces extrakce:</text:p>
              <text:list>
                <text:list-item>
                  <text:p text:style-name="P7">popsat pomocí diagramů (nebo pseudo<text:span text:style-name="T2">-</text:span>kódu): diagramy mohou obsahovat názvy používaných programových jednotek (aplikací, utilit, skriptů), takže je pak nemusí obsahovat komentář</text:p>
                </text:list-item>
                <text:list-item>
                  <text:p text:style-name="P18">vstupní (MDB, GML, shapefile) a cílové formáty (ideálně pouze RDF bez pomocné PostgreSQL DB)</text:p>
                </text:list-item>
                <text:list-item>
                  <text:p text:style-name="P7"><text:span text:style-name="T2">text pou</text:span>ze jako komentář k diagramu</text:p>
                </text:list-item>
                <text:list-item>
                  <text:p text:style-name="P7">příklady popisu procesu práce s daty: Matej Snoha</text:p>
                </text:list-item>
                <text:list-item>
                  <text:p text:style-name="P7">konkrétně:</text:p>
                  <text:list>
                    <text:list-item>
                      <text:p text:style-name="P7"><text:soft-page-break/>RÚIAN:</text:p>
                      <text:list>
                        <text:list-item>
                          <text:p text:style-name="P7">zjednodušit: neprovádět shlukování (lze transformovat každý OB_<text:span text:style-name="T2">UKSH soubor</text:span>) a třídění podle typu územní jednotky (stejně mě zajímají jen obce):</text:p>
                          <text:list>
                            <text:list-item>
                              <text:p text:style-name="P7">stažení požadovaných VFR souborů, extrakce do XML, transformace pomocí XSLT do RDF (nasazení se řeší v kapitole o uložení dat), aktualizace verzovacích informací (to je ale možné až po nasazení dat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útvary:</text:p>
                      <text:list>
                        <text:list-item>
                          <text:p text:style-name="P7">lze ze SHP rovnou do RDF?</text:p>
                        </text:list-item>
                        <text:list-item>
                          <text:p text:style-name="P7">standardně: ze SHP konvertovat (nejlépe command-line utilitou) do GML a toto pomocí XSLT na RDF, aktualizace verzovacích informací (to je ale možné až po nasazení dat)</text:p>
                        </text:list-item>
                        <text:list-item>
                          <text:p text:style-name="P7">mapování mezi atributy útvarů v SHP a RDF atributy</text:p>
                        </text:list-item>
                      </text:list>
                    </text:list-item>
                    <text:list-item>
                      <text:p text:style-name="P7">ESSK:</text:p>
                      <text:list>
                        <text:list-item>
                          <text:p text:style-name="P7">popsat vstupní formát</text:p>
                        </text:list-item>
                        <text:list-item>
                          <text:p text:style-name="P7">mapování ze vstupního formátu na RDF atributy =&gt; mapping file pro D2RQ</text:p>
                        </text:list-item>
                        <text:list-item>
                          <text:p text:style-name="P7">konverze a založení instance (např. PostgreSQL): nastavit možnost přístupu k databázi pro uživatele, který provádí import</text:p>
                        </text:list-item>
                        <text:list-item>
                          <text:p text:style-name="P7">proces extrakce: (ke každému kroku extrakce napsat, který skript nebo utilita řeší a co přesně dělá; <text:span text:style-name="T2">je mo</text:span>žné každý krok popsat samostatným diagramem)</text:p>
                          <text:list>
                            <text:list-item>
                              <text:p text:style-name="P7">normalizace databáze (schéma: doplnění sloupců, vyplnění defaultními hodnotami)</text:p>
                            </text:list-item>
                            <text:list-item>
                              <text:p text:style-name="P7">příprava na extrakci (úprava schematu s cílem co nejvíce zjednodušit extrakci dat: např. přidání pomocných předpočítávaných sloupců, normalizace i denormalizace schematu atd.):</text:p>
                              <text:list>
                                <text:list-item>
                                  <text:p text:style-name="P7">např. výpočet objasněnosti trestných činů: v SQL místo ve SPARQL</text:p>
                                </text:list-item>
                              </text:list>
                            </text:list-item>
                            <text:list-item>
                              <text:p text:style-name="P7">extrakce dat: pomocí D2RQ do RDF</text:p>
                            </text:list-item>
                            <text:list-item>
                              <text:p text:style-name="P7">(aktualizace verzovacích informací (to je ale možné až po nasazení dat)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extrakce RDF linků přesunout do kapitoly o nasazení (a publikaci?) dat</text:p>
            </text:list-item>
            <text:list-item>
              <text:p text:style-name="P7">extrakce RDF:</text:p>
              <text:list>
                <text:list-item>
                  <text:p text:style-name="P7">odstranit módy extrakce a typy extrahovaných entit</text:p>
                </text:list-item>
                <text:list-item>
                  <text:p text:style-name="P7">extrakční skripty pro RÚIAN, útvary a trestné činy zvlášť, ne společné</text:p>
                </text:list-item>
                <text:list-item>
                  <text:p text:style-name="P7">neuvádět implementační podrobnosti pro extrakční skripty</text:p>
                </text:list-item>
                <text:list-item>
                  <text:p text:style-name="P7">mapping file:</text:p>
                  <text:list>
                    <text:list-item>
                      <text:p text:style-name="P7">generovat lze poloautomaticky: pomocí tagged values v UML modelu (viz datový model):</text:p>
                      <text:list>
                        <text:list-item>
                          <text:p text:style-name="P7">třída: definice class-map</text:p>
                        </text:list-item>
                        <text:list-item>
                          <text:p text:style-name="P7">property: definice property bridge</text:p>
                        </text:list-item>
                        <text:list-item>
                          <text:p text:style-name="P7">z příslušného XMI by pomocí XSLT šlo extrahovat výsledný mapping file</text:p>
                        </text:list-item>
                        <text:list-item>
                          <text:p text:style-name="P7"><text:soft-page-break/>umí např. Enterprise Architec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Verzování dat</text:p>
          <text:list>
            <text:list-item>
              <text:p text:style-name="P7">motivace: plyne z požadavku na aktualizační mechanismu a snahy zachovat historii změn dat a nepoužívat vždy pouze nejnovější verzi (k čemu je to dobré: zachycení historie vývoje případu, kdy se některé údaje přepisují, např. u amnestií)</text:p>
            </text:list-item>
            <text:list-item>
              <text:p text:style-name="P7">popis: nejlépe diagram</text:p>
            </text:list-item>
            <text:list-item>
              <text:p text:style-name="P7">invarianty: U.next_version = V.id právě tehdy, když V.previous_version = U.id ,právě tehdy, když U.valid_to = V.valid_from, U.next_version is null právě tehdy, když U.valid_to = MAX_DATE</text:p>
            </text:list-item>
            <text:list-item>
              <text:p text:style-name="P7">co verzovat: to, co se aktualizuje (kriminální data, geoprostorová a další data útvarů, geoprostorová data obcí; číselníky?)</text:p>
            </text:list-item>
            <text:list-item>
              <text:p text:style-name="P7">návrh verzovacího schematu:</text:p>
              <text:list>
                <text:list-item>
                  <text:p text:style-name="P7">obecné pro všechna data:</text:p>
                  <text:list>
                    <text:list-item>
                      <text:p text:style-name="P7">identifikace entity v čase pomocí identifikátoru: diskuse možné implementace (co zvolit jako identifikátor)</text:p>
                    </text:list-item>
                    <text:list-item>
                      <text:p text:style-name="P7">časová platnost intervalem (diskuse hranic intervalu a jejich interpretace)</text:p>
                    </text:list-item>
                    <text:list-item>
                      <text:p text:style-name="P7">provázání verzí: důvody (snadný přepočet intervalu platnosti při aktualizaci)</text:p>
                    </text:list-item>
                  </text:list>
                </text:list-item>
                <text:list-item>
                  <text:p text:style-name="P7">konkrétně pro různé druhy dat:</text:p>
                  <text:list>
                    <text:list-item>
                      <text:p text:style-name="P7">kriminální data</text:p>
                    </text:list-item>
                    <text:list-item>
                      <text:p text:style-name="P7">geoprostorová data útvarů</text:p>
                    </text:list-item>
                    <text:list-item>
                      <text:p text:style-name="P7">geoprostorová data obcí</text:p>
                    </text:list-item>
                  </text:list>
                </text:list-item>
              </text:list>
            </text:list-item>
            <text:list-item>
              <text:p text:style-name="P7">implementace verzovacího schematu:</text:p>
              <text:list>
                <text:list-item>
                  <text:p text:style-name="P7">možné přístupy: viz paper o provázání verzí a určení časové platnosti verze pomocí DC Terms atributů (diskuse: provázání verzí pomocí dct:hasVersion možná není úplně vhodné)</text:p>
                </text:list-item>
                <text:list-item>
                  <text:p text:style-name="P7">interval pomocí subproperties dct:validFrom a dct:validTo, identifikátor dle typu dat, provázání verzí pomocí vlastních properties, specifické využití dct:hasVersion a dct:isVersionOf</text:p>
                </text:list-item>
              </text:list>
            </text:list-item>
            <text:list-item>
              <text:p text:style-name="P7">ukázka práce s verzovanými daty</text:p>
            </text:list-item>
          </text:list>
        </text:list-item>
        <text:list-item>
          <text:p text:style-name="P7">Uložení a publikace datasetu:</text:p>
          <text:list>
            <text:list-item>
              <text:p text:style-name="P7">řeší nasazení (deployment) dat: způsob uložení a nasazení aplikace do úložiště</text:p>
              <text:list>
                <text:list-item>
                  <text:p text:style-name="P7">co se nasazuje: ontologie, extrahovaná data (útvary, ESSK, obce)</text:p>
                </text:list-item>
                <text:list-item>
                  <text:p text:style-name="P7">kam se nasazuje: RDF Store</text:p>
                </text:list-item>
              </text:list>
            </text:list-item>
            <text:list-item>
              <text:p text:style-name="P7">aktualizace verzovacího schematu, propojení verzí (trestné činy na útvary, útvary na obce)</text:p>
            </text:list-item>
            <text:list-item>
              <text:p text:style-name="P7">uložení a publikace:</text:p>
              <text:list>
                <text:list-item>
                  <text:p text:style-name="P7">možnosti uložení: soubory TTL a N3, přístup pomocí ARQ; RDF Store (kvůli možnosti publikace)</text:p>
                </text:list-item>
                <text:list-item>
                  <text:p text:style-name="P7">organizace dat: RDF datasety</text:p>
                  <text:list>
                    <text:list-item>
                      <text:p text:style-name="P7"><text:soft-page-break/>jak jsou data rozdělena do RDF datasetů</text:p>
                      <text:list>
                        <text:list-item>
                          <text:p text:style-name="P7">diagram? formální popis: VOID file (umístění, ukázka)</text:p>
                        </text:list-item>
                      </text:list>
                    </text:list-item>
                    <text:list-item>
                      <text:p text:style-name="P7">konkrétní návrhy:</text:p>
                      <text:list>
                        <text:list-item>
                          <text:p text:style-name="P7">jednotlivé aktualizační dávky ve zvláštních datasetech; tyto jsou dct:version hlavního datasetu; jednotlivé verze můžou být spojeny pomocí dct:versionOf a dct:replacedBy; <text:span text:style-name="T2">v defaultn</text:span>ím grafu na SPARQL endpointu union aktuálních verzí</text:p>
                        </text:list-item>
                        <text:list-item>
                          <text:p text:style-name="P7">kriminální a geoprostorová data v hlavním datasetu, linkování na externí datasety v druhém datasetu (linksetu?)</text:p>
                        </text:list-item>
                      </text:list>
                    </text:list-item>
                  </text:list>
                </text:list-item>
                <text:list-item>
                  <text:p text:style-name="P7">organizace dat v RDF Store Virtuoso:</text:p>
                  <text:list>
                    <text:list-item>
                      <text:p text:style-name="P7">named graphs: co za data do kterého named graph</text:p>
                    </text:list-item>
                  </text:list>
                </text:list-item>
                <text:list-item>
                  <text:p text:style-name="P7">deployment dat do RDF Store</text:p>
                  <text:list>
                    <text:list-item>
                      <text:p text:style-name="P7">do Virtuoso; přenos souborů do DirsAllowed adresáře a isql load; DB Conductor</text:p>
                    </text:list-item>
                    <text:list-item>
                      <text:p text:style-name="P7">aktualizace verzovacího schematu (SPARQL UPDATE skript nad SPARQL endpointem, možné využít nástroje od Klímka, který umožní výsledky SPARQL uložit v požadovaném named grafu)</text:p>
                    </text:list-item>
                    <text:list-item>
                      <text:p text:style-name="P18"><text:span text:style-name="T1">použít </text:span>diagram<text:span text:style-name="T1">y</text:span></text:p>
                    </text:list-item>
                  </text:list>
                </text:list-item>
              </text:list>
            </text:list-item>
            <text:list-item>
              <text:p text:style-name="P7">publikace a konzumace dat:</text:p>
              <text:list>
                <text:list-item>
                  <text:p text:style-name="P7">SPARQL endpoint v RDF Store:</text:p>
                  <text:list>
                    <text:list-item>
                      <text:p text:style-name="P7">jeden k dotazování se, druhý k aktualizaci dat (např. verzovacího schematu)</text:p>
                    </text:list-item>
                    <text:list-item>
                      <text:p text:style-name="P7">příklady SPARQL dotazů a jejich výsledků i s interpretací (použití defaultního a pojmenovaných grafů)</text:p>
                    </text:list-item>
                  </text:list>
                </text:list-item>
                <text:list-item>
                  <text:p text:style-name="P7">VOID file: role v procesu publikace dat (popis datasetů a jejich endpointů; VOID file umístně v jednom z několika dobře známých a doporučených umístění, aby bylo možné jej objevit); příklad využití v demo-aplikaci</text:p>
                </text:list-item>
                <text:list-item>
                  <text:p text:style-name="P7">alternativní způsob publikace: RDF data-dumps (ttl, n3): možnost stáhnout pomocí informací ve VOID file (ukázka příslušné sekce VOID file)</text:p>
                </text:list-item>
              </text:list>
            </text:list-item>
          </text:list>
        </text:list-item>
        <text:list-item>
          <text:p text:style-name="P7">Propojení Datasetu s LOD:</text:p>
          <text:list>
            <text:list-item>
              <text:p text:style-name="P18">motivace k propojov<text:span text:style-name="T1">ání datasetů, LOD </text:span>(odkaz, <text:span text:style-name="T1">diagram propojení datasetů LOD), definice propojení, <text:s/>příklady propojení (z Datasetu), využití propojení datasetů (např. linked data browsery, linked data crawling (příklady), SPARQL Federated query (DBpedia; viz využití v této práci pro získání názvu obce, příslušné k útvaru)),</text:span></text:p>
            </text:list-item>
            <text:list-item>
              <text:p text:style-name="P7">hledání linků:</text:p>
              <text:list>
                <text:list-item>
                  <text:p text:style-name="P7">metody:</text:p>
                  <text:list>
                    <text:list-item>
                      <text:p text:style-name="P7">analyticky se znalostí významu dat (uvést příklady)</text:p>
                    </text:list-item>
                    <text:list-item>
                      <text:p text:style-name="P7">(polo)automaticky (např. SILK): asi nevhodné (proč: nemám pro to využití, vše zvládám první metodou)</text:p>
                    </text:list-item>
                  </text:list>
                </text:list-item>
              </text:list>
            </text:list-item>
            <text:list-item>
              <text:p text:style-name="P7">přehled linků mezi Datasetem a LOD (high-level diagram s neformálním popisem linků):</text:p>
              <text:list>
                <text:list-item>
                  <text:p text:style-name="P18"><text:span text:style-name="T1">komentář neformálně popisuje charakter linků (odkazovaný dataset a objekt), </text:span><text:soft-page-break/><text:span text:style-name="T1">odkazující entity i cílové datasety (cílové entity, SPARQL endpoint, zdrojová data a další metadata)</text:span></text:p>
                </text:list-item>
              </text:list>
            </text:list-item>
            <text:list-item>
              <text:p text:style-name="P7">podrobný přehled linků:</text:p>
              <text:list>
                <text:list-item>
                  <text:p text:style-name="P7">kategorizace podle typu odkazující entity (nebo podle cílového datasetu?)</text:p>
                  <text:list>
                    <text:list-item>
                      <text:p text:style-name="P7">pro každý typ entity (trestný čin, pachatel, stát, útvar, TSK, taktická klasifikace pachatele-cizince atd.) tabulka použitých typů linků (ty samotné jsou popsány v kapitole o Ontologii): predikát, význam, příklad, cílový dataset</text:p>
                    </text:list-item>
                    <text:list-item>
                      <text:p text:style-name="P7">v rámci popisu linkování pro daný typ entity je možné stručně popsat odkazované datasety</text:p>
                    </text:list-item>
                    <text:list-item>
                      <text:p text:style-name="P7">metoda odkazování: přímo vs lokální proxy (smushing lokálních a externích entit)</text:p>
                    </text:list-item>
                  </text:list>
                </text:list-item>
              </text:list>
            </text:list-item>
            <text:list-item>
              <text:p text:style-name="P7">implementace:</text:p>
              <text:list>
                <text:list-item>
                  <text:p text:style-name="P7">extrakce </text:p>
                  <text:list>
                    <text:list-item>
                      <text:p text:style-name="P7">geoprostorová <text:span text:style-name="T2">data (ú</text:span>tvary, státy)</text:p>
                      <text:list>
                        <text:list-item>
                          <text:p text:style-name="P7">útvary:</text:p>
                          <text:list>
                            <text:list-item>
                              <text:p text:style-name="P7">se znalostí hranice útvaru lze propojit na datasety územních jednotek ČR (opendata.cz: ruian, NUTS): zmínit problémy RUIAN datasetu (nemá hranice) a možné řešení (stáhnout si potřebná data z RÚIAN a pomocí nich na RUIAN dataset napojit)</text:p>
                              <text:list>
                                <text:list-item>
                                  <text:p text:style-name="P7">popis RÚIAN, VDP, VFR (co za data poskytuje, která mě zajímají, jak je získám, v jakém formátu)</text:p>
                                </text:list-item>
                                <text:list-item>
                                  <text:p text:style-name="P7">jak stažená RÚIAN data využiju: lokální RDF dataset s obcemi, které mají přiřazenou hranici a používají stejný identifikátor jako obce v RUIAN datasetu. Je možné je tedy pomocí SPARQL propojit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zákony (kvalifikace tr. činu, kvalifikace formy hosp. trestné činnosti, kvalifikace TSK, ustanovení zákona u úkonů v trestním řízení, ustanovení zákona u klasifikace pachatele-cizince): dataset zákonů na opendata.cz</text:p>
                      <text:list>
                        <text:list-item>
                          <text:p text:style-name="P7">možná zbytečné dělení typů RDF linků do kategorií (TSK, forma hosp. trestné činnosti, klasifikace pachatele-cizince atd.): stačilo by mít souvislý text pro linky do Datasetu zákonů a v něm popsat všechny linky</text:p>
                        </text:list-item>
                      </text:list>
                    </text:list-item>
                    <text:list-item>
                      <text:p text:style-name="P7">další: zaměstnání, pozice v zaměstnání, úroveň vzdělání, místo narození pachatele, místo pobytu pachatele (ve fázi návrhu pak zdůvodním, proč nebude implementováno)</text:p>
                    </text:list-item>
                  </text:list>
                </text:list-item>
                <text:list-item>
                  <text:p text:style-name="P7">uložení a publikace dat:</text:p>
                  <text:list>
                    <text:list-item>
                      <text:p text:style-name="P7">standardně způsobem popsaným v kapitole o uložení a publikaci dat</text:p>
                    </text:list-item>
                    <text:list-item>
                      <text:p text:style-name="P7">uložení dat: zvláštní linksety (viz VOID file; shrnutí v tabulce?)</text:p>
                    </text:list-item>
                    <text:list-item>
                      <text:p text:style-name="P7">publikace: zvláštní named grafy? (shrnutí v tabulce?)</text:p>
                    </text:list-item>
                    <text:list-item>
                      <text:p text:style-name="P7">využití?: příklady SPARQL dotazů</text:p>
                    </text:list-item>
                  </text:list>
                </text:list-item>
                <text:list-item>
                  <text:p text:style-name="P7">verzování? (např. vazba na obce)</text:p>
                  <text:list>
                    <text:list-item>
                      <text:p text:style-name="P7">linky mezi verzovanými (trestné činy, útvary) i neverzovanými (státy, číselníky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<text:soft-page-break/>Aplikace:</text:p>
          <text:list>
            <text:list-item>
              <text:p text:style-name="P7">popsat klasické etapy vývoje SW: analýza, návrh, implementace, nasazení, test</text:p>
            </text:list-item>
            <text:list-item>
              <text:p text:style-name="P7">požadavky:</text:p>
              <text:list>
                <text:list-item>
                  <text:p text:style-name="P7">ze zadání</text:p>
                </text:list-item>
                <text:list-item>
                  <text:p text:style-name="P7">analýza požadavků (funkční, nefunkční)</text:p>
                </text:list-item>
              </text:list>
            </text:list-item>
            <text:list-item>
              <text:p text:style-name="P7">analýza:</text:p>
              <text:list>
                <text:list-item>
                  <text:p text:style-name="P7">diskuse formy aplikace, cílové platformy, uživatelů</text:p>
                </text:list-item>
                <text:list-item>
                  <text:p text:style-name="P7">objasněnost, index, trend (definice)</text:p>
                </text:list-item>
                <text:list-item>
                  <text:p text:style-name="P7">sledování polohy (GPS, jiné možnosti?; vypínání sledování při zapauzované aplikaci)</text:p>
                </text:list-item>
                <text:list-item>
                  <text:p text:style-name="P7">získávání dat k zobrazení (přes Službu; přístup na Internet, spotřeba dat atd., aktualizace dat (jak často?)</text:p>
                </text:list-item>
                <text:list-item>
                  <text:p text:style-name="P7">omezení aplikace na ČR</text:p>
                </text:list-item>
              </text:list>
            </text:list-item>
            <text:list-item>
              <text:p text:style-name="P18">Slu<text:span text:style-name="T1">žba:</text:span></text:p>
              <text:list>
                <text:list-item>
                  <text:p text:style-name="P7">proč zrovna webová služba? Proč Java? Proč SOAP, ne REST? Proč Tomcat?: TODO do analýzy požadavků</text:p>
                </text:list-item>
                <text:list-item>
                  <text:p text:style-name="P7">neformální specifikace rozhraní (bude odkazována z návrhu Služby, který popisuje formální rozhraní)</text:p>
                </text:list-item>
                <text:list-item>
                  <text:p text:style-name="P7">definice společných ukazatelů (index, objasněnost, trend)</text:p>
                </text:list-item>
              </text:list>
            </text:list-item>
            <text:list-item>
              <text:p text:style-name="P7">Mobilní aplikace: TODO</text:p>
            </text:list-item>
            <text:list-item>
              <text:p text:style-name="P7">testování:</text:p>
              <text:list>
                <text:list-item>
                  <text:p text:style-name="P7">druhy:</text:p>
                  <text:list>
                    <text:list-item>
                      <text:p text:style-name="P7">uživatelské (někdo se projede s aplikací tramvají)</text:p>
                    </text:list-item>
                    <text:list-item>
                      <text:p text:style-name="P7">vývojářské (unit testy, na testovacím zařízení se simulací poloh)</text:p>
                    </text:list-item>
                  </text:list>
                </text:list-item>
                <text:list-item>
                  <text:p text:style-name="P7">testovací zařízení: můj mobil, tátův a Láskův tablet</text:p>
                </text:list-item>
              </text:list>
            </text:list-item>
          </text:list>
        </text:list-item>
        <text:list-item>
          <text:p text:style-name="P7">zhodnocení:</text:p>
          <text:list>
            <text:list-item>
              <text:p text:style-name="P7">problémy: stará neaktuální data, není zajištěna pravidelná aktualizace, neaktuální shapefile (a problém s aktualizací)</text:p>
            </text:list-item>
            <text:list-item>
              <text:p text:style-name="P7">diskuse naplnění požadavků a cílů práce: co se týká aplikace, tam jsou rozdíly v zadání a implementaci</text:p>
            </text:list-item>
            <text:list-item>
              <text:p text:style-name="P7">diskuse možných rozšíření (dataset, prostorová data, aplikace)</text:p>
            </text:list-item>
          </text:list>
        </text:list-item>
        <text:list-item>
          <text:p text:style-name="P7">přílohy: technická dokumentace (tabulky s popisy atributů v ESSK, shapefile, RÚIAN; podrobný popis extrakce a aktualizace dat, ukázky konfiguračních souborů atd.)</text:p>
        </text:list-item>
        <text:list-item>
          <text:p text:style-name="P7">seznam zkratek</text:p>
        </text:list-item>
        <text:list-item>
          <text:p text:style-name="P7">seznam tabulek a obrázků</text:p>
        </text:list-item>
        <text:list-item>
          <text:p text:style-name="P7">obsah přiloženého média</text:p>
        </text:list-item>
        <text:list-item>
          <text:p text:style-name="P7">slovníček</text:p>
        </text:list-item>
        <text:list-item>
          <text:p text:style-name="P7"><text:soft-page-break/>seznam použité literatury</text:p>
        </text:list-item>
      </text:list>
      <text:h text:style-name="P3" text:outline-level="1">Poznámky k textu práce</text:h>
      <text:h text:style-name="P2" text:outline-level="2">Celkově</text:h>
      <text:list xml:id="list3699719996260145107" text:style-name="L5">
        <text:list-item>
          <text:p text:style-name="P8">příliš</text:p>
          <text:list>
            <text:list-item>
              <text:p text:style-name="P1">obecné a abstraktní (účel je zkrátit text, ale ubere se tím na srozumitelnosti)</text:p>
              <text:list>
                <text:list-item>
                  <text:p text:style-name="P8">např.</text:p>
                  <text:list>
                    <text:list-item>
                      <text:p text:style-name="P8">popis obecné extrakce dat z CrimeSpatialDB do RDF místo speciálního popisu pro každý typ dat</text:p>
                    </text:list-item>
                    <text:list-item>
                      <text:p text:style-name="P8">"parametrizace šablon": čtenář nemusí vědet, že jsem použil šablonu (např. skriptu), důležité jsou konkrétní soubory (např. skripty)</text:p>
                    </text:list-item>
                  </text:list>
                </text:list-item>
              </text:list>
            </text:list-item>
            <text:list-item>
              <text:p text:style-name="P8">dlouhé názvy kapitol</text:p>
            </text:list-item>
            <text:list-item>
              <text:p text:style-name="P8">krátké odstavce a příliš mnoho podkapitol</text:p>
            </text:list-item>
            <text:list-item>
              <text:p text:style-name="P8">často opakovaná</text:p>
              <text:list>
                <text:list-item>
                  <text:p text:style-name="P8">slova: příslušný(á, é)</text:p>
                </text:list-item>
                <text:list-item>
                  <text:p text:style-name="P8">fráze: ...jak je popsána v...</text:p>
                </text:list-item>
              </text:list>
            </text:list-item>
            <text:list-item>
              <text:p text:style-name="P8">krkolomné názvy tabulek a obrázků: např. "Tabulka 16: Atributy útvarů PČR v shapefile pro mapu území útvarů PČR"</text:p>
            </text:list-item>
          </text:list>
        </text:list-item>
        <text:list-item>
          <text:p text:style-name="P8">nejasnosti:</text:p>
          <text:list>
            <text:list-item>
              <text:p text:style-name="P8">fráze: prostorové rozšíření, prostorová data</text:p>
            </text:list-item>
          </text:list>
        </text:list-item>
        <text:list-item>
          <text:p text:style-name="P8">nevhodná slova a fráze: data o nápadu trestné činnosti (lepší je kriminální data), zdrojové dokumenty (stačí dokumenty), členské koncepty (TODO)</text:p>
        </text:list-item>
        <text:list-item>
          <text:p text:style-name="P8">nekonzistence:</text:p>
          <text:list>
            <text:list-item>
              <text:p text:style-name="P8">pojmenování: sekce vs podkapitola</text:p>
            </text:list-item>
          </text:list>
        </text:list-item>
        <text:list-item>
          <text:p text:style-name="P8">použít více:</text:p>
          <text:list>
            <text:list-item>
              <text:p text:style-name="P8">diagramů: popis procesů (extrakce dat, aktualizace dat, publikace dat, ...)</text:p>
            </text:list-item>
            <text:list-item>
              <text:p text:style-name="P8">pseudokódu: pro popis procesů a algoritmů</text:p>
            </text:list-item>
          </text:list>
        </text:list-item>
      </text:list>
      <text:h text:style-name="P2" text:outline-level="2">Úvod</text:h>
      <text:list xml:id="list3588979429983697152" text:style-name="L6">
        <text:list-item>
          <text:p text:style-name="P9">šlo by zahrnout hrubé vymezení cílů práce (neformálně, volný text, max. jednoduchý výčet)</text:p>
        </text:list-item>
      </text:list>
      <text:h text:style-name="P2" text:outline-level="2">Cíle práce</text:h>
      <text:list xml:id="list3294538499403256193" text:style-name="L7">
        <text:list-item>
          <text:p text:style-name="P10">strukturováno do podkapitol, popisujících podrobněji požadavky na řešení: lze nahradit strukturovaným seznamem a zestručnit</text:p>
        </text:list-item>
        <text:list-item>
          <text:p text:style-name="P10">cíloví uživatelé: přesunout do úvodu?</text:p>
        </text:list-item>
        <text:list-item>
          <text:p text:style-name="P10">přínosy práce v úvodní kapitole (zamýšlené) a v závěru (reálné) (ne v požadavcích ani v analýze)</text:p>
        </text:list-item>
      </text:list>
      <text:h text:style-name="P2" text:outline-level="2"><text:soft-page-break/>Zdroje dat</text:h>
      <text:list xml:id="list2264719914131316838" text:style-name="L8">
        <text:list-item>
          <text:p text:style-name="P11">zdrojové formuláře:</text:p>
          <text:list>
            <text:list-item>
              <text:p text:style-name="P11">podrobný popis všech položek do příloh</text:p>
            </text:list-item>
            <text:list-item>
              <text:p text:style-name="P11">nepoužívat pro popis položek dalších popisných prvků kromě samotných obrázků (ne šipky ukazující na části obrázku): obrázky obsahují text v češtině a jejich části jsou dostatečně jasně označené</text:p>
            </text:list-item>
          </text:list>
        </text:list-item>
      </text:list>
      <text:h text:style-name="P2" text:outline-level="2">Použité technologie</text:h>
      <text:list xml:id="list7734702098606133110" text:style-name="L9">
        <text:list-item>
          <text:p text:style-name="P12">příliš podrobné: zkrátit a část textu zahrnout do analýzy</text:p>
        </text:list-item>
      </text:list>
      <text:h text:style-name="P2" text:outline-level="2">Datový model</text:h>
      <text:list xml:id="list4901594565669952838" text:style-name="L10">
        <text:list-item>
          <text:p text:style-name="P13">index tříd a properties možná ani ne do příloh, ale rovnou online nebo na flashku</text:p>
        </text:list-item>
        <text:list-item>
          <text:p text:style-name="P13">konceptuální popis Ontologie je docela dobrý (popisuje Ontologii po logických celcích)</text:p>
        </text:list-item>
      </text:list>
      <text:h text:style-name="Heading_20_2" text:outline-level="2">Extrakce dat</text:h>
      <text:list xml:id="list5814090232636549783" text:style-name="L11">
        <text:list-item>
          <text:p text:style-name="P19">používat bash skripty? to není přenositelné (např. na Windows je nutné mít mingw nebo cygwin): nahradit např. Javou?</text:p>
        </text:list-item>
        <text:list-item>
          <text:p text:style-name="P19">odstranit obecnost, co se týká typů extrahovaných územních jednotek: budu počítat jen s obcemi a popis extrakce i extrakční skripty tak budou jednodušší a srozumitelnější</text:p>
        </text:list-item>
        <text:list-item>
          <text:p text:style-name="P19">RÚIAN: extrakce obcí z XML rovnou do RDF, ne s mezikrokem do SQL</text:p>
        </text:list-item>
        <text:list-item>
          <text:p text:style-name="P14">extrakční skripty a další nástroje: odstranit nepotřebné a lépe roztřídit do adresářů</text:p>
        </text:list-item>
      </text:list>
      <text:h text:style-name="P2" text:outline-level="2">Aplikace</text:h>
      <text:list xml:id="list7095332808048219551" text:style-name="L12">
        <text:list-item>
          <text:p text:style-name="P15">Služba: formální definice ukazatelů do sekce analýzy; chtělo by to napsat v TeXu</text:p>
        </text:list-item>
        <text:list-item>
          <text:p text:style-name="P15">celková architektura: asi nesprávně používány UML elementy (např. CrimeMonitorClient asi nesplňuje definici komponenty)</text:p>
        </text:list-item>
      </text:list>
      <text:h text:style-name="P3" text:outline-level="1">Problémy</text:h>
      <text:list xml:id="list7270768394831456497" text:style-name="L13">
        <text:list-item>
          <text:p text:style-name="P16">LaTeX:</text:p>
          <text:list>
            <text:list-item>
              <text:p text:style-name="P16">tabulky (formátovaný obsah buněk, slučování řádků, sloupců a buněk, tabulky přes více stránek: opakování záhlaví a zápatí, popisek tabulky; šířka sloupce, zalamování textu)</text:p>
            </text:list-item>
            <text:list-item>
              <text:p text:style-name="P16">seznamy</text:p>
              <text:list>
                <text:list-item>
                  <text:p text:style-name="P16">prosté výčty, definice</text:p>
                </text:list-item>
                <text:list-item>
                  <text:p text:style-name="P16">více(mnoho)úrovňové</text:p>
                </text:list-item>
              </text:list>
            </text:list-item>
            <text:list-item>
              <text:p text:style-name="P16">poznámky pod čarou, křížové a hypertextové odkazy, záložky</text:p>
            </text:list-item>
            <text:list-item>
              <text:p text:style-name="P16">obrázky</text:p>
            </text:list-item>
            <text:list-item>
              <text:p text:style-name="P16">styly písma (neproporcionální, kurzíva, tučné, podtržené)</text:p>
            </text:list-item>
            <text:list-item>
              <text:p text:style-name="P16">výpisy zdrojového kódu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4DT3H39M28S</meta:editing-duration>
    <meta:editing-cycles>33</meta:editing-cycles>
    <meta:generator>OpenOffice/4.1.1$Win32 OpenOffice.org_project/411m6$Build-9775</meta:generator>
    <dc:date>2015-11-16T21:57:41.19</dc:date>
    <dc:creator>Tomáš Beňák</dc:creator>
    <meta:document-statistic meta:table-count="0" meta:image-count="0" meta:object-count="0" meta:page-count="12" meta:paragraph-count="318" meta:word-count="3241" meta:character-count="21125"/>
    <meta:user-defined meta:name="Info 1"/>
    <meta:user-defined meta:name="Info 2"/>
    <meta:user-defined meta:name="Info 3"/>
    <meta:user-defined meta:name="Info 4"/>
  </office:meta>
</office:document-meta>
</file>